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A7000001BE8790827C089652DD.png" manifest:media-type="image/png"/>
  <manifest:file-entry manifest:full-path="Pictures/1000020100000591000000F88A3CB2E65143619F.png" manifest:media-type="image/png"/>
  <manifest:file-entry manifest:full-path="Pictures/100002010000042A00000078FF4DC3E18F2F3633.png" manifest:media-type="image/png"/>
  <manifest:file-entry manifest:full-path="Pictures/10000201000005030000008F82AE950F56BA3E5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11.41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cm" svg:stroke-color="#f10d0c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10d0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898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709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37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cm" svg:height="1cm" svg:x="2cm" svg:y="0.2cm">
          <draw:text-box>
            <text:p>WWW-root/</text:p>
          </draw:text-box>
        </draw:frame>
        <draw:line draw:style-name="gr2" draw:text-style-name="P2" draw:layer="layout" svg:x1="4cm" svg:y1="1.2cm" svg:x2="4cm" svg:y2="3.2cm">
          <text:p/>
        </draw:line>
        <draw:frame draw:style-name="gr3" draw:text-style-name="P1" draw:layer="layout" svg:width="12.647cm" svg:height="0.962cm" svg:x="4.8cm" svg:y="1.7cm">
          <draw:text-box>
            <text:p>index.php / index2.php / index_species.php</text:p>
          </draw:text-box>
        </draw:frame>
        <draw:line draw:style-name="gr4" draw:text-style-name="P2" draw:layer="layout" svg:x1="4cm" svg:y1="2.2cm" svg:x2="4.9cm" svg:y2="2.2cm">
          <text:p/>
        </draw:line>
        <draw:custom-shape draw:style-name="gr5" draw:text-style-name="P2" draw:layer="layout" svg:width="1.2cm" svg:height="12.3cm" draw:transform="rotate (-1.5707963267949) translate (17.3cm 2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19.131cm" svg:height="2.132cm" svg:x="1.7cm" svg:y="3.868cm">
          <draw:image xlink:href="Pictures/10000201000005030000008F82AE950F56BA3E50.png" xlink:type="simple" xlink:show="embed" xlink:actuate="onLoad" loext:mime-type="image/png">
            <text:p/>
          </draw:image>
        </draw:frame>
        <draw:line draw:style-name="gr7" draw:text-style-name="P2" draw:layer="layout" svg:x1="11.1cm" svg:y1="4.6cm" svg:x2="11.1cm" svg:y2="6.9cm">
          <text:p/>
        </draw:line>
        <draw:line draw:style-name="gr8" draw:text-style-name="P2" draw:layer="layout" svg:x1="11.1cm" svg:y1="6.9cm" svg:x2="13.4cm" svg:y2="6.9cm">
          <text:p/>
        </draw:line>
        <draw:frame draw:style-name="gr3" draw:text-style-name="P1" draw:layer="layout" svg:width="5.214cm" svg:height="0.962cm" svg:x="13.4cm" svg:y="6.4cm">
          <draw:text-box>
            <text:p>breed_detail.php</text:p>
          </draw:text-box>
        </draw:frame>
        <draw:line draw:style-name="gr9" draw:text-style-name="P2" draw:layer="layout" svg:x1="15.5cm" svg:y1="7.4cm" svg:x2="15.5cm" svg:y2="9cm">
          <text:p/>
        </draw:line>
        <draw:frame draw:style-name="gr10" draw:text-style-name="P3" draw:layer="layout" svg:width="16.299cm" svg:height="2.507cm" svg:x="12.7cm" svg:y="9.093cm">
          <draw:image xlink:href="Pictures/100002010000042A00000078FF4DC3E18F2F3633.png" xlink:type="simple" xlink:show="embed" xlink:actuate="onLoad" loext:mime-type="image/png">
            <text:p/>
          </draw:image>
        </draw:frame>
        <draw:line draw:style-name="gr8" draw:text-style-name="P2" draw:layer="layout" svg:x1="19.3cm" svg:y1="10.3cm" svg:x2="9.7cm" svg:y2="11.8cm">
          <text:p/>
        </draw:line>
        <draw:frame draw:style-name="gr3" draw:text-style-name="P1" draw:layer="layout" svg:width="4.693cm" svg:height="0.962cm" svg:x="5.1cm" svg:y="11.238cm">
          <draw:text-box>
            <text:p>GenStuDb.php</text:p>
          </draw:text-box>
        </draw:frame>
        <draw:frame draw:style-name="gr11" draw:text-style-name="P3" draw:layer="layout" svg:width="14.342cm" svg:height="8.367cm" svg:x="0.357cm" svg:y="12.5cm">
          <draw:image xlink:href="Pictures/10000201000003A7000001BE8790827C089652DD.png" xlink:type="simple" xlink:show="embed" xlink:actuate="onLoad" loext:mime-type="image/png">
            <text:p/>
          </draw:image>
        </draw:frame>
        <draw:line draw:style-name="gr8" draw:text-style-name="P2" draw:layer="layout" svg:x1="7.8cm" svg:y1="12.1cm" svg:x2="4.4cm" svg:y2="19.5cm">
          <text:p/>
        </draw:line>
        <draw:frame draw:style-name="gr3" draw:text-style-name="P1" draw:layer="layout" svg:width="4.02cm" svg:height="0.962cm" svg:x="21.7cm" svg:y="12.8cm">
          <draw:text-box>
            <text:p>PopRep.php</text:p>
          </draw:text-box>
        </draw:frame>
        <draw:frame draw:style-name="gr12" draw:text-style-name="P3" draw:layer="layout" svg:width="14.123cm" svg:height="4.4cm" svg:x="15.377cm" svg:y="15.3cm">
          <draw:image xlink:href="Pictures/1000020100000591000000F88A3CB2E65143619F.png" xlink:type="simple" xlink:show="embed" xlink:actuate="onLoad" loext:mime-type="image/png">
            <text:p/>
          </draw:image>
        </draw:frame>
        <draw:line draw:style-name="gr8" draw:text-style-name="P2" draw:layer="layout" svg:x1="4.9cm" svg:y1="19.6cm" svg:x2="21.7cm" svg:y2="13.6cm">
          <text:p/>
        </draw:line>
        <draw:line draw:style-name="gr8" draw:text-style-name="P2" draw:layer="layout" svg:x1="22.5cm" svg:y1="13.7cm" svg:x2="21.1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6-22T11:13:08.802984477</dc:date>
    <meta:editing-duration>PT1H6S</meta:editing-duration>
    <meta:editing-cycles>4</meta:editing-cycles>
    <meta:generator>LibreOffice/6.1.2.1$MacOSX_X86_64 LibreOffice_project/65905a128db06ba48db947242809d14d3f9a93fe</meta:generator>
    <meta:document-statistic meta:object-count="19"/>
  </office:meta>
</office:document-meta>
</file>